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&quot;cat reference.fasta whole_dataset_threshold_30_&quot;&amp;[.A1]&amp;&quot;.fasta &gt; whole_dataset_threshold_30_withreference_&quot;&amp;[.A1]&amp;&quot;.fasta&quot;" office:value-type="string" office:string-value="cat reference.fasta whole_dataset_threshold_30_1.fasta &gt; whole_dataset_threshold_30_withreference_1.fasta" calcext:value-type="string">
            <text:p>cat reference.fasta whole_dataset_threshold_30_1.fasta &gt; whole_dataset_threshold_30_withreference_1.fas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&quot;cat reference.fasta whole_dataset_threshold_30_&quot;&amp;[.A2]&amp;&quot;.fasta &gt; whole_dataset_threshold_30_withreference_&quot;&amp;[.A2]&amp;&quot;.fasta&quot;" office:value-type="string" office:string-value="cat reference.fasta whole_dataset_threshold_30_2.fasta &gt; whole_dataset_threshold_30_withreference_2.fasta" calcext:value-type="string">
            <text:p>cat reference.fasta whole_dataset_threshold_30_2.fasta &gt; whole_dataset_threshold_30_withreference_2.fas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&quot;cat reference.fasta whole_dataset_threshold_30_&quot;&amp;[.A3]&amp;&quot;.fasta &gt; whole_dataset_threshold_30_withreference_&quot;&amp;[.A3]&amp;&quot;.fasta&quot;" office:value-type="string" office:string-value="cat reference.fasta whole_dataset_threshold_30_3.fasta &gt; whole_dataset_threshold_30_withreference_3.fasta" calcext:value-type="string">
            <text:p>cat reference.fasta whole_dataset_threshold_30_3.fasta &gt; whole_dataset_threshold_30_withreference_3.fas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&quot;cat reference.fasta whole_dataset_threshold_30_&quot;&amp;[.A4]&amp;&quot;.fasta &gt; whole_dataset_threshold_30_withreference_&quot;&amp;[.A4]&amp;&quot;.fasta&quot;" office:value-type="string" office:string-value="cat reference.fasta whole_dataset_threshold_30_4.fasta &gt; whole_dataset_threshold_30_withreference_4.fasta" calcext:value-type="string">
            <text:p>cat reference.fasta whole_dataset_threshold_30_4.fasta &gt; whole_dataset_threshold_30_withreference_4.fas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&quot;cat reference.fasta whole_dataset_threshold_30_&quot;&amp;[.A5]&amp;&quot;.fasta &gt; whole_dataset_threshold_30_withreference_&quot;&amp;[.A5]&amp;&quot;.fasta&quot;" office:value-type="string" office:string-value="cat reference.fasta whole_dataset_threshold_30_5.fasta &gt; whole_dataset_threshold_30_withreference_5.fasta" calcext:value-type="string">
            <text:p>cat reference.fasta whole_dataset_threshold_30_5.fasta &gt; whole_dataset_threshold_30_withreference_5.fas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&quot;cat reference.fasta whole_dataset_threshold_30_&quot;&amp;[.A6]&amp;&quot;.fasta &gt; whole_dataset_threshold_30_withreference_&quot;&amp;[.A6]&amp;&quot;.fasta&quot;" office:value-type="string" office:string-value="cat reference.fasta whole_dataset_threshold_30_6.fasta &gt; whole_dataset_threshold_30_withreference_6.fasta" calcext:value-type="string">
            <text:p>cat reference.fasta whole_dataset_threshold_30_6.fasta &gt; whole_dataset_threshold_30_withreference_6.fas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&quot;cat reference.fasta whole_dataset_threshold_30_&quot;&amp;[.A7]&amp;&quot;.fasta &gt; whole_dataset_threshold_30_withreference_&quot;&amp;[.A7]&amp;&quot;.fasta&quot;" office:value-type="string" office:string-value="cat reference.fasta whole_dataset_threshold_30_7.fasta &gt; whole_dataset_threshold_30_withreference_7.fasta" calcext:value-type="string">
            <text:p>cat reference.fasta whole_dataset_threshold_30_7.fasta &gt; whole_dataset_threshold_30_withreference_7.fas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&quot;cat reference.fasta whole_dataset_threshold_30_&quot;&amp;[.A8]&amp;&quot;.fasta &gt; whole_dataset_threshold_30_withreference_&quot;&amp;[.A8]&amp;&quot;.fasta&quot;" office:value-type="string" office:string-value="cat reference.fasta whole_dataset_threshold_30_8.fasta &gt; whole_dataset_threshold_30_withreference_8.fasta" calcext:value-type="string">
            <text:p>cat reference.fasta whole_dataset_threshold_30_8.fasta &gt; whole_dataset_threshold_30_withreference_8.fas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&quot;cat reference.fasta whole_dataset_threshold_30_&quot;&amp;[.A9]&amp;&quot;.fasta &gt; whole_dataset_threshold_30_withreference_&quot;&amp;[.A9]&amp;&quot;.fasta&quot;" office:value-type="string" office:string-value="cat reference.fasta whole_dataset_threshold_30_9.fasta &gt; whole_dataset_threshold_30_withreference_9.fasta" calcext:value-type="string">
            <text:p>cat reference.fasta whole_dataset_threshold_30_9.fasta &gt; whole_dataset_threshold_30_withreference_9.fas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&quot;cat reference.fasta whole_dataset_threshold_30_&quot;&amp;[.A10]&amp;&quot;.fasta &gt; whole_dataset_threshold_30_withreference_&quot;&amp;[.A10]&amp;&quot;.fasta&quot;" office:value-type="string" office:string-value="cat reference.fasta whole_dataset_threshold_30_10.fasta &gt; whole_dataset_threshold_30_withreference_10.fasta" calcext:value-type="string">
            <text:p>cat reference.fasta whole_dataset_threshold_30_10.fasta &gt; whole_dataset_threshold_30_withreference_10.fas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&quot;cat reference.fasta whole_dataset_threshold_30_&quot;&amp;[.A11]&amp;&quot;.fasta &gt; whole_dataset_threshold_30_withreference_&quot;&amp;[.A11]&amp;&quot;.fasta&quot;" office:value-type="string" office:string-value="cat reference.fasta whole_dataset_threshold_30_11.fasta &gt; whole_dataset_threshold_30_withreference_11.fasta" calcext:value-type="string">
            <text:p>cat reference.fasta whole_dataset_threshold_30_11.fasta &gt; whole_dataset_threshold_30_withreference_11.fas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&quot;cat reference.fasta whole_dataset_threshold_30_&quot;&amp;[.A12]&amp;&quot;.fasta &gt; whole_dataset_threshold_30_withreference_&quot;&amp;[.A12]&amp;&quot;.fasta&quot;" office:value-type="string" office:string-value="cat reference.fasta whole_dataset_threshold_30_12.fasta &gt; whole_dataset_threshold_30_withreference_12.fasta" calcext:value-type="string">
            <text:p>cat reference.fasta whole_dataset_threshold_30_12.fasta &gt; whole_dataset_threshold_30_withreference_12.fas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&quot;cat reference.fasta whole_dataset_threshold_30_&quot;&amp;[.A13]&amp;&quot;.fasta &gt; whole_dataset_threshold_30_withreference_&quot;&amp;[.A13]&amp;&quot;.fasta&quot;" office:value-type="string" office:string-value="cat reference.fasta whole_dataset_threshold_30_13.fasta &gt; whole_dataset_threshold_30_withreference_13.fasta" calcext:value-type="string">
            <text:p>cat reference.fasta whole_dataset_threshold_30_13.fasta &gt; whole_dataset_threshold_30_withreference_13.fas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&quot;cat reference.fasta whole_dataset_threshold_30_&quot;&amp;[.A14]&amp;&quot;.fasta &gt; whole_dataset_threshold_30_withreference_&quot;&amp;[.A14]&amp;&quot;.fasta&quot;" office:value-type="string" office:string-value="cat reference.fasta whole_dataset_threshold_30_14.fasta &gt; whole_dataset_threshold_30_withreference_14.fasta" calcext:value-type="string">
            <text:p>cat reference.fasta whole_dataset_threshold_30_14.fasta &gt; whole_dataset_threshold_30_withreference_14.fas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&quot;cat reference.fasta whole_dataset_threshold_30_&quot;&amp;[.A15]&amp;&quot;.fasta &gt; whole_dataset_threshold_30_withreference_&quot;&amp;[.A15]&amp;&quot;.fasta&quot;" office:value-type="string" office:string-value="cat reference.fasta whole_dataset_threshold_30_15.fasta &gt; whole_dataset_threshold_30_withreference_15.fasta" calcext:value-type="string">
            <text:p>cat reference.fasta whole_dataset_threshold_30_15.fasta &gt; whole_dataset_threshold_30_withreference_15.fas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cat reference.fasta whole_dataset_threshold_30_&quot;&amp;[.A16]&amp;&quot;.fasta &gt; whole_dataset_threshold_30_withreference_&quot;&amp;[.A16]&amp;&quot;.fasta&quot;" office:value-type="string" office:string-value="cat reference.fasta whole_dataset_threshold_30_16.fasta &gt; whole_dataset_threshold_30_withreference_16.fasta" calcext:value-type="string">
            <text:p>cat reference.fasta whole_dataset_threshold_30_16.fasta &gt; whole_dataset_threshold_30_withreference_16.fas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&quot;cat reference.fasta whole_dataset_threshold_30_&quot;&amp;[.A17]&amp;&quot;.fasta &gt; whole_dataset_threshold_30_withreference_&quot;&amp;[.A17]&amp;&quot;.fasta&quot;" office:value-type="string" office:string-value="cat reference.fasta whole_dataset_threshold_30_17.fasta &gt; whole_dataset_threshold_30_withreference_17.fasta" calcext:value-type="string">
            <text:p>cat reference.fasta whole_dataset_threshold_30_17.fasta &gt; whole_dataset_threshold_30_withreference_17.fas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&quot;cat reference.fasta whole_dataset_threshold_30_&quot;&amp;[.A18]&amp;&quot;.fasta &gt; whole_dataset_threshold_30_withreference_&quot;&amp;[.A18]&amp;&quot;.fasta&quot;" office:value-type="string" office:string-value="cat reference.fasta whole_dataset_threshold_30_18.fasta &gt; whole_dataset_threshold_30_withreference_18.fasta" calcext:value-type="string">
            <text:p>cat reference.fasta whole_dataset_threshold_30_18.fasta &gt; whole_dataset_threshold_30_withreference_18.fas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&quot;cat reference.fasta whole_dataset_threshold_30_&quot;&amp;[.A19]&amp;&quot;.fasta &gt; whole_dataset_threshold_30_withreference_&quot;&amp;[.A19]&amp;&quot;.fasta&quot;" office:value-type="string" office:string-value="cat reference.fasta whole_dataset_threshold_30_19.fasta &gt; whole_dataset_threshold_30_withreference_19.fasta" calcext:value-type="string">
            <text:p>cat reference.fasta whole_dataset_threshold_30_19.fasta &gt; whole_dataset_threshold_30_withreference_19.fast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&quot;cat reference.fasta whole_dataset_threshold_30_&quot;&amp;[.A20]&amp;&quot;.fasta &gt; whole_dataset_threshold_30_withreference_&quot;&amp;[.A20]&amp;&quot;.fasta&quot;" office:value-type="string" office:string-value="cat reference.fasta whole_dataset_threshold_30_20.fasta &gt; whole_dataset_threshold_30_withreference_20.fasta" calcext:value-type="string">
            <text:p>cat reference.fasta whole_dataset_threshold_30_20.fasta &gt; whole_dataset_threshold_30_withreference_20.fast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&quot;cat reference.fasta whole_dataset_threshold_30_&quot;&amp;[.A21]&amp;&quot;.fasta &gt; whole_dataset_threshold_30_withreference_&quot;&amp;[.A21]&amp;&quot;.fasta&quot;" office:value-type="string" office:string-value="cat reference.fasta whole_dataset_threshold_30_21.fasta &gt; whole_dataset_threshold_30_withreference_21.fasta" calcext:value-type="string">
            <text:p>cat reference.fasta whole_dataset_threshold_30_21.fasta &gt; whole_dataset_threshold_30_withreference_21.fast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&quot;cat reference.fasta whole_dataset_threshold_30_&quot;&amp;[.A22]&amp;&quot;.fasta &gt; whole_dataset_threshold_30_withreference_&quot;&amp;[.A22]&amp;&quot;.fasta&quot;" office:value-type="string" office:string-value="cat reference.fasta whole_dataset_threshold_30_22.fasta &gt; whole_dataset_threshold_30_withreference_22.fasta" calcext:value-type="string">
            <text:p>cat reference.fasta whole_dataset_threshold_30_22.fasta &gt; whole_dataset_threshold_30_withreference_22.fast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&quot;cat reference.fasta whole_dataset_threshold_30_&quot;&amp;[.A23]&amp;&quot;.fasta &gt; whole_dataset_threshold_30_withreference_&quot;&amp;[.A23]&amp;&quot;.fasta&quot;" office:value-type="string" office:string-value="cat reference.fasta whole_dataset_threshold_30_23.fasta &gt; whole_dataset_threshold_30_withreference_23.fasta" calcext:value-type="string">
            <text:p>cat reference.fasta whole_dataset_threshold_30_23.fasta &gt; whole_dataset_threshold_30_withreference_23.fast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&quot;cat reference.fasta whole_dataset_threshold_30_&quot;&amp;[.A24]&amp;&quot;.fasta &gt; whole_dataset_threshold_30_withreference_&quot;&amp;[.A24]&amp;&quot;.fasta&quot;" office:value-type="string" office:string-value="cat reference.fasta whole_dataset_threshold_30_24.fasta &gt; whole_dataset_threshold_30_withreference_24.fasta" calcext:value-type="string">
            <text:p>cat reference.fasta whole_dataset_threshold_30_24.fasta &gt; whole_dataset_threshold_30_withreference_24.fast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&quot;cat reference.fasta whole_dataset_threshold_30_&quot;&amp;[.A25]&amp;&quot;.fasta &gt; whole_dataset_threshold_30_withreference_&quot;&amp;[.A25]&amp;&quot;.fasta&quot;" office:value-type="string" office:string-value="cat reference.fasta whole_dataset_threshold_30_25.fasta &gt; whole_dataset_threshold_30_withreference_25.fasta" calcext:value-type="string">
            <text:p>cat reference.fasta whole_dataset_threshold_30_25.fasta &gt; whole_dataset_threshold_30_withreference_25.fast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&quot;cat reference.fasta whole_dataset_threshold_30_&quot;&amp;[.A26]&amp;&quot;.fasta &gt; whole_dataset_threshold_30_withreference_&quot;&amp;[.A26]&amp;&quot;.fasta&quot;" office:value-type="string" office:string-value="cat reference.fasta whole_dataset_threshold_30_26.fasta &gt; whole_dataset_threshold_30_withreference_26.fasta" calcext:value-type="string">
            <text:p>cat reference.fasta whole_dataset_threshold_30_26.fasta &gt; whole_dataset_threshold_30_withreference_26.fast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&quot;cat reference.fasta whole_dataset_threshold_30_&quot;&amp;[.A27]&amp;&quot;.fasta &gt; whole_dataset_threshold_30_withreference_&quot;&amp;[.A27]&amp;&quot;.fasta&quot;" office:value-type="string" office:string-value="cat reference.fasta whole_dataset_threshold_30_27.fasta &gt; whole_dataset_threshold_30_withreference_27.fasta" calcext:value-type="string">
            <text:p>cat reference.fasta whole_dataset_threshold_30_27.fasta &gt; whole_dataset_threshold_30_withreference_27.fast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&quot;cat reference.fasta whole_dataset_threshold_30_&quot;&amp;[.A28]&amp;&quot;.fasta &gt; whole_dataset_threshold_30_withreference_&quot;&amp;[.A28]&amp;&quot;.fasta&quot;" office:value-type="string" office:string-value="cat reference.fasta whole_dataset_threshold_30_28.fasta &gt; whole_dataset_threshold_30_withreference_28.fasta" calcext:value-type="string">
            <text:p>cat reference.fasta whole_dataset_threshold_30_28.fasta &gt; whole_dataset_threshold_30_withreference_28.fast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&quot;cat reference.fasta whole_dataset_threshold_30_&quot;&amp;[.A29]&amp;&quot;.fasta &gt; whole_dataset_threshold_30_withreference_&quot;&amp;[.A29]&amp;&quot;.fasta&quot;" office:value-type="string" office:string-value="cat reference.fasta whole_dataset_threshold_30_29.fasta &gt; whole_dataset_threshold_30_withreference_29.fasta" calcext:value-type="string">
            <text:p>cat reference.fasta whole_dataset_threshold_30_29.fasta &gt; whole_dataset_threshold_30_withreference_29.fast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&quot;cat reference.fasta whole_dataset_threshold_30_&quot;&amp;[.A30]&amp;&quot;.fasta &gt; whole_dataset_threshold_30_withreference_&quot;&amp;[.A30]&amp;&quot;.fasta&quot;" office:value-type="string" office:string-value="cat reference.fasta whole_dataset_threshold_30_30.fasta &gt; whole_dataset_threshold_30_withreference_30.fasta" calcext:value-type="string">
            <text:p>cat reference.fasta whole_dataset_threshold_30_30.fasta &gt; whole_dataset_threshold_30_withreference_30.fast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&quot;cat reference.fasta whole_dataset_threshold_30_&quot;&amp;[.A31]&amp;&quot;.fasta &gt; whole_dataset_threshold_30_withreference_&quot;&amp;[.A31]&amp;&quot;.fasta&quot;" office:value-type="string" office:string-value="cat reference.fasta whole_dataset_threshold_30_31.fasta &gt; whole_dataset_threshold_30_withreference_31.fasta" calcext:value-type="string">
            <text:p>cat reference.fasta whole_dataset_threshold_30_31.fasta &gt; whole_dataset_threshold_30_withreference_31.fast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cat reference.fasta whole_dataset_threshold_30_&quot;&amp;[.A32]&amp;&quot;.fasta &gt; whole_dataset_threshold_30_withreference_&quot;&amp;[.A32]&amp;&quot;.fasta&quot;" office:value-type="string" office:string-value="cat reference.fasta whole_dataset_threshold_30_32.fasta &gt; whole_dataset_threshold_30_withreference_32.fasta" calcext:value-type="string">
            <text:p>cat reference.fasta whole_dataset_threshold_30_32.fasta &gt; whole_dataset_threshold_30_withreference_32.fast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&quot;cat reference.fasta whole_dataset_threshold_30_&quot;&amp;[.A33]&amp;&quot;.fasta &gt; whole_dataset_threshold_30_withreference_&quot;&amp;[.A33]&amp;&quot;.fasta&quot;" office:value-type="string" office:string-value="cat reference.fasta whole_dataset_threshold_30_33.fasta &gt; whole_dataset_threshold_30_withreference_33.fasta" calcext:value-type="string">
            <text:p>cat reference.fasta whole_dataset_threshold_30_33.fasta &gt; whole_dataset_threshold_30_withreference_33.fast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&quot;cat reference.fasta whole_dataset_threshold_30_&quot;&amp;[.A34]&amp;&quot;.fasta &gt; whole_dataset_threshold_30_withreference_&quot;&amp;[.A34]&amp;&quot;.fasta&quot;" office:value-type="string" office:string-value="cat reference.fasta whole_dataset_threshold_30_34.fasta &gt; whole_dataset_threshold_30_withreference_34.fasta" calcext:value-type="string">
            <text:p>cat reference.fasta whole_dataset_threshold_30_34.fasta &gt; whole_dataset_threshold_30_withreference_34.fast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&quot;cat reference.fasta whole_dataset_threshold_30_&quot;&amp;[.A35]&amp;&quot;.fasta &gt; whole_dataset_threshold_30_withreference_&quot;&amp;[.A35]&amp;&quot;.fasta&quot;" office:value-type="string" office:string-value="cat reference.fasta whole_dataset_threshold_30_35.fasta &gt; whole_dataset_threshold_30_withreference_35.fasta" calcext:value-type="string">
            <text:p>cat reference.fasta whole_dataset_threshold_30_35.fasta &gt; whole_dataset_threshold_30_withreference_35.fast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&quot;cat reference.fasta whole_dataset_threshold_30_&quot;&amp;[.A36]&amp;&quot;.fasta &gt; whole_dataset_threshold_30_withreference_&quot;&amp;[.A36]&amp;&quot;.fasta&quot;" office:value-type="string" office:string-value="cat reference.fasta whole_dataset_threshold_30_36.fasta &gt; whole_dataset_threshold_30_withreference_36.fasta" calcext:value-type="string">
            <text:p>cat reference.fasta whole_dataset_threshold_30_36.fasta &gt; whole_dataset_threshold_30_withreference_36.fast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&quot;cat reference.fasta whole_dataset_threshold_30_&quot;&amp;[.A37]&amp;&quot;.fasta &gt; whole_dataset_threshold_30_withreference_&quot;&amp;[.A37]&amp;&quot;.fasta&quot;" office:value-type="string" office:string-value="cat reference.fasta whole_dataset_threshold_30_37.fasta &gt; whole_dataset_threshold_30_withreference_37.fasta" calcext:value-type="string">
            <text:p>cat reference.fasta whole_dataset_threshold_30_37.fasta &gt; whole_dataset_threshold_30_withreference_37.fast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&quot;cat reference.fasta whole_dataset_threshold_30_&quot;&amp;[.A38]&amp;&quot;.fasta &gt; whole_dataset_threshold_30_withreference_&quot;&amp;[.A38]&amp;&quot;.fasta&quot;" office:value-type="string" office:string-value="cat reference.fasta whole_dataset_threshold_30_38.fasta &gt; whole_dataset_threshold_30_withreference_38.fasta" calcext:value-type="string">
            <text:p>cat reference.fasta whole_dataset_threshold_30_38.fasta &gt; whole_dataset_threshold_30_withreference_38.fast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&quot;cat reference.fasta whole_dataset_threshold_30_&quot;&amp;[.A39]&amp;&quot;.fasta &gt; whole_dataset_threshold_30_withreference_&quot;&amp;[.A39]&amp;&quot;.fasta&quot;" office:value-type="string" office:string-value="cat reference.fasta whole_dataset_threshold_30_39.fasta &gt; whole_dataset_threshold_30_withreference_39.fasta" calcext:value-type="string">
            <text:p>cat reference.fasta whole_dataset_threshold_30_39.fasta &gt; whole_dataset_threshold_30_withreference_39.fast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&quot;cat reference.fasta whole_dataset_threshold_30_&quot;&amp;[.A40]&amp;&quot;.fasta &gt; whole_dataset_threshold_30_withreference_&quot;&amp;[.A40]&amp;&quot;.fasta&quot;" office:value-type="string" office:string-value="cat reference.fasta whole_dataset_threshold_30_40.fasta &gt; whole_dataset_threshold_30_withreference_40.fasta" calcext:value-type="string">
            <text:p>cat reference.fasta whole_dataset_threshold_30_40.fasta &gt; whole_dataset_threshold_30_withreference_40.fast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&quot;cat reference.fasta whole_dataset_threshold_30_&quot;&amp;[.A41]&amp;&quot;.fasta &gt; whole_dataset_threshold_30_withreference_&quot;&amp;[.A41]&amp;&quot;.fasta&quot;" office:value-type="string" office:string-value="cat reference.fasta whole_dataset_threshold_30_41.fasta &gt; whole_dataset_threshold_30_withreference_41.fasta" calcext:value-type="string">
            <text:p>cat reference.fasta whole_dataset_threshold_30_41.fasta &gt; whole_dataset_threshold_30_withreference_41.fast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&quot;cat reference.fasta whole_dataset_threshold_30_&quot;&amp;[.A42]&amp;&quot;.fasta &gt; whole_dataset_threshold_30_withreference_&quot;&amp;[.A42]&amp;&quot;.fasta&quot;" office:value-type="string" office:string-value="cat reference.fasta whole_dataset_threshold_30_42.fasta &gt; whole_dataset_threshold_30_withreference_42.fasta" calcext:value-type="string">
            <text:p>cat reference.fasta whole_dataset_threshold_30_42.fasta &gt; whole_dataset_threshold_30_withreference_42.fast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&quot;cat reference.fasta whole_dataset_threshold_30_&quot;&amp;[.A43]&amp;&quot;.fasta &gt; whole_dataset_threshold_30_withreference_&quot;&amp;[.A43]&amp;&quot;.fasta&quot;" office:value-type="string" office:string-value="cat reference.fasta whole_dataset_threshold_30_43.fasta &gt; whole_dataset_threshold_30_withreference_43.fasta" calcext:value-type="string">
            <text:p>cat reference.fasta whole_dataset_threshold_30_43.fasta &gt; whole_dataset_threshold_30_withreference_43.fast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&quot;cat reference.fasta whole_dataset_threshold_30_&quot;&amp;[.A44]&amp;&quot;.fasta &gt; whole_dataset_threshold_30_withreference_&quot;&amp;[.A44]&amp;&quot;.fasta&quot;" office:value-type="string" office:string-value="cat reference.fasta whole_dataset_threshold_30_44.fasta &gt; whole_dataset_threshold_30_withreference_44.fasta" calcext:value-type="string">
            <text:p>cat reference.fasta whole_dataset_threshold_30_44.fasta &gt; whole_dataset_threshold_30_withreference_44.fast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&quot;cat reference.fasta whole_dataset_threshold_30_&quot;&amp;[.A45]&amp;&quot;.fasta &gt; whole_dataset_threshold_30_withreference_&quot;&amp;[.A45]&amp;&quot;.fasta&quot;" office:value-type="string" office:string-value="cat reference.fasta whole_dataset_threshold_30_45.fasta &gt; whole_dataset_threshold_30_withreference_45.fasta" calcext:value-type="string">
            <text:p>cat reference.fasta whole_dataset_threshold_30_45.fasta &gt; whole_dataset_threshold_30_withreference_45.fast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&quot;cat reference.fasta whole_dataset_threshold_30_&quot;&amp;[.A46]&amp;&quot;.fasta &gt; whole_dataset_threshold_30_withreference_&quot;&amp;[.A46]&amp;&quot;.fasta&quot;" office:value-type="string" office:string-value="cat reference.fasta whole_dataset_threshold_30_46.fasta &gt; whole_dataset_threshold_30_withreference_46.fasta" calcext:value-type="string">
            <text:p>cat reference.fasta whole_dataset_threshold_30_46.fasta &gt; whole_dataset_threshold_30_withreference_46.fast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&quot;cat reference.fasta whole_dataset_threshold_30_&quot;&amp;[.A47]&amp;&quot;.fasta &gt; whole_dataset_threshold_30_withreference_&quot;&amp;[.A47]&amp;&quot;.fasta&quot;" office:value-type="string" office:string-value="cat reference.fasta whole_dataset_threshold_30_47.fasta &gt; whole_dataset_threshold_30_withreference_47.fasta" calcext:value-type="string">
            <text:p>cat reference.fasta whole_dataset_threshold_30_47.fasta &gt; whole_dataset_threshold_30_withreference_47.fast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&quot;cat reference.fasta whole_dataset_threshold_30_&quot;&amp;[.A48]&amp;&quot;.fasta &gt; whole_dataset_threshold_30_withreference_&quot;&amp;[.A48]&amp;&quot;.fasta&quot;" office:value-type="string" office:string-value="cat reference.fasta whole_dataset_threshold_30_48.fasta &gt; whole_dataset_threshold_30_withreference_48.fasta" calcext:value-type="string">
            <text:p>cat reference.fasta whole_dataset_threshold_30_48.fasta &gt; whole_dataset_threshold_30_withreference_48.fast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&quot;cat reference.fasta whole_dataset_threshold_30_&quot;&amp;[.A49]&amp;&quot;.fasta &gt; whole_dataset_threshold_30_withreference_&quot;&amp;[.A49]&amp;&quot;.fasta&quot;" office:value-type="string" office:string-value="cat reference.fasta whole_dataset_threshold_30_49.fasta &gt; whole_dataset_threshold_30_withreference_49.fasta" calcext:value-type="string">
            <text:p>cat reference.fasta whole_dataset_threshold_30_49.fasta &gt; whole_dataset_threshold_30_withreference_49.fas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10:52:12.870090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10:33:10.500742346</meta:creation-date>
    <dc:date>2022-01-21T10:56:00.334838721</dc:date>
    <meta:editing-duration>PT4M1S</meta:editing-duration>
    <meta:editing-cycles>2</meta:editing-cycles>
    <meta:generator>LibreOffice/6.4.7.2$Linux_X86_64 LibreOffice_project/40$Build-2</meta:generator>
    <meta:document-statistic meta:table-count="1" meta:cell-count="98" meta:object-count="0"/>
  </office:meta>
</office:document-meta>
</file>